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67665" officeooo:paragraph-rsid="001676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hi, Olga<text:tab/><text:tab/>p.p.<text:tab/>179 - 1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10:44:26.752840707</dc:date>
    <dc:creator>sehrguey </dc:creator>
    <meta:editing-duration>PT1M1S</meta:editing-duration>
    <meta:editing-cycles>1</meta:editing-cycles>
    <meta:document-statistic meta:table-count="0" meta:image-count="0" meta:object-count="0" meta:page-count="1" meta:paragraph-count="13" meta:word-count="86" meta:character-count="454" meta:non-whitespace-character-count="319"/>
    <meta:generator>LibreOffice/4.3.3.2$Linux_x86 LibreOffice_project/430m0$Build-2</meta:generator>
  </office:meta>
</office:document-meta>
</file>